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1000003143E9262C012660AF8.png" manifest:media-type="image/png"/>
  <manifest:file-entry manifest:full-path="Pictures/10000001000005060000031C98BEB9E8A591CD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language="sk" fo:country="SK"/>
    </style:style>
    <style:style style:name="P2" style:family="paragraph">
      <loext:graphic-properties draw:fill-color="#ffffff"/>
      <style:paragraph-properties style:writing-mode="lr-tb"/>
      <style:text-properties fo:font-size="24pt" fo:language="sk" fo:country="SK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sk" fo:country="SK"/>
    </style:style>
    <style:style style:name="T1" style:family="text">
      <style:text-properties fo:language="sk" fo:country="SK"/>
    </style:style>
    <style:style style:name="T2" style:family="text">
      <style:text-properties fo:font-size="24pt" fo:language="sk" fo:country="SK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3.2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8cm" svg:height="2.179cm" svg:x="0cm" svg:y="5.221cm">
          <draw:text-box>
            <text:p><text:span text:style-name="T2">Descrip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5060000031C98BEB9E8A591CD45.png" xlink:type="simple" xlink:show="embed" xlink:actuate="onLoad"/>
    <draw:fill-image draw:name="background" xlink:href="Pictures/10000001000004F1000003143E9262C012660AF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duardunix </meta:initial-creator>
    <meta:creation-date>2015-08-05T15:57:35.827918077</meta:creation-date>
    <dc:date>2021-10-05T19:48:24.734509829</dc:date>
    <meta:editing-duration>PT24M11S</meta:editing-duration>
    <meta:editing-cycles>3</meta:editing-cycles>
    <meta:generator>LibreOffice/7.2.1.2$Linux_X86_64 LibreOffice_project/87b77fad49947c1441b67c559c339af8f3517e22</meta:generator>
    <meta:document-statistic meta:object-count="29"/>
  </office:meta>
</office:document-meta>
</file>